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c7c" officeooo:paragraph-rsid="00179c7c"/>
    </style:style>
    <style:style style:name="P2" style:family="paragraph" style:parent-style-name="Standard" style:list-style-name="L1">
      <style:text-properties officeooo:rsid="00179c7c" officeooo:paragraph-rsid="00179c7c"/>
    </style:style>
    <style:style style:name="P3" style:family="paragraph" style:parent-style-name="Standard">
      <style:text-properties fo:font-weight="bold" officeooo:rsid="00179c7c" officeooo:paragraph-rsid="00179c7c" style:font-weight-asian="bold" style:font-weight-complex="bold"/>
    </style:style>
    <style:style style:name="P4" style:family="paragraph" style:parent-style-name="Standard">
      <style:text-properties fo:font-weight="bold" officeooo:rsid="0019a47b" officeooo:paragraph-rsid="0019a47b" style:font-weight-asian="bold" style:font-weight-complex="bold"/>
    </style:style>
    <style:style style:name="P5" style:family="paragraph" style:parent-style-name="Standard">
      <style:text-properties fo:font-weight="bold" officeooo:rsid="001bd308" officeooo:paragraph-rsid="001bd308" style:font-weight-asian="bold" style:font-weight-complex="bold"/>
    </style:style>
    <style:style style:name="P6" style:family="paragraph" style:parent-style-name="Standard">
      <style:text-properties fo:font-weight="bold" officeooo:rsid="001eb1e9" officeooo:paragraph-rsid="001eb1e9" style:font-weight-asian="bold" style:font-weight-complex="bold"/>
    </style:style>
    <style:style style:name="P7" style:family="paragraph" style:parent-style-name="Standard">
      <style:text-properties fo:font-weight="bold" officeooo:rsid="001fb619" officeooo:paragraph-rsid="001fb619" style:font-weight-asian="bold" style:font-weight-complex="bold"/>
    </style:style>
    <style:style style:name="P8" style:family="paragraph" style:parent-style-name="Standard">
      <style:text-properties fo:font-weight="bold" officeooo:rsid="002217b7" officeooo:paragraph-rsid="002217b7" style:font-weight-asian="bold" style:font-weight-complex="bold"/>
    </style:style>
    <style:style style:name="P9" style:family="paragraph" style:parent-style-name="Standard">
      <style:text-properties fo:font-weight="bold" officeooo:rsid="00233d03" officeooo:paragraph-rsid="00233d03" style:font-weight-asian="bold" style:font-weight-complex="bold"/>
    </style:style>
    <style:style style:name="P10" style:family="paragraph" style:parent-style-name="Standard">
      <style:text-properties fo:font-weight="bold" officeooo:rsid="00234bc6" officeooo:paragraph-rsid="00234bc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92eaf" officeooo:paragraph-rsid="00192eaf" style:font-size-asian="15.75pt" style:font-weight-asian="bold" style:font-size-complex="18pt" style:font-weight-complex="bold"/>
    </style:style>
    <style:style style:name="P12" style:family="paragraph" style:parent-style-name="Standard" style:list-style-name="L1">
      <style:text-properties officeooo:rsid="0019a47b" officeooo:paragraph-rsid="0019a47b"/>
    </style:style>
    <style:style style:name="P13" style:family="paragraph" style:parent-style-name="Standard" style:list-style-name="L1">
      <style:text-properties officeooo:rsid="0019a47b" officeooo:paragraph-rsid="001bd308"/>
    </style:style>
    <style:style style:name="P14" style:family="paragraph" style:parent-style-name="Standard">
      <style:text-properties officeooo:rsid="0019a47b" officeooo:paragraph-rsid="0019a47b"/>
    </style:style>
    <style:style style:name="P15" style:family="paragraph" style:parent-style-name="Standard" style:list-style-name="L1">
      <style:text-properties officeooo:rsid="0019f5c9" officeooo:paragraph-rsid="0019f5c9"/>
    </style:style>
    <style:style style:name="P16" style:family="paragraph" style:parent-style-name="Standard">
      <style:text-properties officeooo:rsid="0019f5c9" officeooo:paragraph-rsid="0019f5c9"/>
    </style:style>
    <style:style style:name="P17" style:family="paragraph" style:parent-style-name="Standard" style:list-style-name="L1">
      <style:text-properties officeooo:rsid="001adc3d" officeooo:paragraph-rsid="001adc3d"/>
    </style:style>
    <style:style style:name="P18" style:family="paragraph" style:parent-style-name="Standard" style:list-style-name="L1">
      <style:text-properties officeooo:rsid="001bd308" officeooo:paragraph-rsid="001bd308"/>
    </style:style>
    <style:style style:name="P19" style:family="paragraph" style:parent-style-name="Standard" style:list-style-name="L1">
      <style:text-properties officeooo:rsid="001cff84" officeooo:paragraph-rsid="001cff84"/>
    </style:style>
    <style:style style:name="P20" style:family="paragraph" style:parent-style-name="Standard" style:list-style-name="L1">
      <style:text-properties officeooo:rsid="001eb1e9" officeooo:paragraph-rsid="001eb1e9"/>
    </style:style>
    <style:style style:name="P21" style:family="paragraph" style:parent-style-name="Standard" style:list-style-name="L1">
      <style:text-properties officeooo:rsid="001eb1e9" officeooo:paragraph-rsid="001fb619"/>
    </style:style>
    <style:style style:name="P22" style:family="paragraph" style:parent-style-name="Standard">
      <style:text-properties officeooo:rsid="001eb1e9" officeooo:paragraph-rsid="001eb1e9"/>
    </style:style>
    <style:style style:name="P23" style:family="paragraph" style:parent-style-name="Standard" style:list-style-name="L1">
      <style:text-properties officeooo:rsid="001fb619" officeooo:paragraph-rsid="001fb619"/>
    </style:style>
    <style:style style:name="P24" style:family="paragraph" style:parent-style-name="Standard">
      <style:text-properties officeooo:rsid="001fb619" officeooo:paragraph-rsid="001fb619"/>
    </style:style>
    <style:style style:name="P25" style:family="paragraph" style:parent-style-name="Standard" style:list-style-name="L1">
      <style:text-properties officeooo:rsid="002087b4" officeooo:paragraph-rsid="002087b4"/>
    </style:style>
    <style:style style:name="P26" style:family="paragraph" style:parent-style-name="Standard" style:list-style-name="L1">
      <style:text-properties officeooo:rsid="002217b7" officeooo:paragraph-rsid="002217b7"/>
    </style:style>
    <style:style style:name="P27" style:family="paragraph" style:parent-style-name="Standard" style:list-style-name="L1">
      <style:text-properties officeooo:rsid="002217b7" officeooo:paragraph-rsid="00233d03"/>
    </style:style>
    <style:style style:name="P28" style:family="paragraph" style:parent-style-name="Standard" style:list-style-name="L1">
      <style:text-properties officeooo:rsid="00233d03" officeooo:paragraph-rsid="00233d03"/>
    </style:style>
    <style:style style:name="P29" style:family="paragraph" style:parent-style-name="Standard" style:list-style-name="L1">
      <style:text-properties officeooo:rsid="00233d03" officeooo:paragraph-rsid="00234bc6"/>
    </style:style>
    <style:style style:name="P30" style:family="paragraph" style:parent-style-name="Standard">
      <style:text-properties officeooo:rsid="00233d03" officeooo:paragraph-rsid="00233d03"/>
    </style:style>
    <style:style style:name="T1" style:family="text">
      <style:text-properties officeooo:rsid="0019a47b"/>
    </style:style>
    <style:style style:name="T2" style:family="text">
      <style:text-properties officeooo:rsid="001bd308"/>
    </style:style>
    <style:style style:name="T3" style:family="text">
      <style:text-properties officeooo:rsid="001fb6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TML</text:p>
      <text:p text:style-name="P3"/>
      <text:p text:style-name="P3">Introducción</text:p>
      <text:list xml:id="list380105013249525515" text:style-name="L1">
        <text:list-item>
          <text:p text:style-name="P2">Qué <text:span text:style-name="T1">é</text:span> HTML?</text:p>
        </text:list-item>
        <text:list-item>
          <text:p text:style-name="P2">Navegadores/Intérpretes.</text:p>
        </text:list-item>
        <text:list-item>
          <text:p text:style-name="P2">Estrutura.</text:p>
        </text:list-item>
        <text:list-item>
          <text:p text:style-name="P2">Declaración.</text:p>
        </text:list-item>
      </text:list>
      <text:p text:style-name="P1"/>
      <text:p text:style-name="P3">Elementos</text:p>
      <text:list xml:id="list120204603142480" text:continue-numbering="true" text:style-name="L1">
        <text:list-item>
          <text:p text:style-name="P12">Encabezados (&lt;h1&gt;..&lt;h6&gt;).</text:p>
        </text:list-item>
        <text:list-item>
          <text:p text:style-name="P12">Párrafos (&lt;p&gt;).</text:p>
        </text:list-item>
        <text:list-item>
          <text:p text:style-name="P12">Saltos de liña (&lt;br&gt;).</text:p>
        </text:list-item>
        <text:list-item>
          <text:p text:style-name="P17">Liñas horizontais (&lt;hr&gt;).</text:p>
        </text:list-item>
        <text:list-item>
          <text:p text:style-name="P12">Elementos baleiros.</text:p>
        </text:list-item>
        <text:list-item>
          <text:p text:style-name="P12">Atributos.</text:p>
        </text:list-item>
        <text:list-item>
          <text:p text:style-name="P20">Comentarios.</text:p>
        </text:list-item>
      </text:list>
      <text:p text:style-name="P14"/>
      <text:p text:style-name="P4">Head</text:p>
      <text:list xml:id="list120204607173128" text:continue-numbering="true" text:style-name="L1">
        <text:list-item>
          <text:p text:style-name="P12">Títulos (&lt;title&gt;).</text:p>
        </text:list-item>
        <text:list-item>
          <text:p text:style-name="P12">Metainformación (&lt;meta&gt;).</text:p>
        </text:list-item>
        <text:list-item>
          <text:p text:style-name="P15">Estilos (&lt;style&gt;/&lt;link&gt;).</text:p>
        </text:list-item>
      </text:list>
      <text:p text:style-name="P16"/>
      <text:p text:style-name="P5">Estilos</text:p>
      <text:list xml:id="list120204610161862" text:continue-numbering="true" text:style-name="L1">
        <text:list-item>
          <text:p text:style-name="P13"><text:span text:style-name="T2">Negriña (&lt;b&gt;/&lt;strong&gt;)</text:span>.</text:p>
        </text:list-item>
        <text:list-item>
          <text:p text:style-name="P13"><text:span text:style-name="T2">Cursiva </text:span>(&lt;<text:span text:style-name="T2">i</text:span>&gt;/<text:span text:style-name="T2">&lt;em&gt;</text:span>).</text:p>
        </text:list-item>
        <text:list-item>
          <text:p text:style-name="P18">Marcado (&lt;mark&gt;);</text:p>
        </text:list-item>
        <text:list-item>
          <text:p text:style-name="P18">Atributo style.</text:p>
        </text:list-item>
        <text:list-item>
          <text:p text:style-name="P19">Citas (&lt;blockquote&gt;,&lt;q&gt;, &lt;cite&gt;,&lt;dfn&gt;,&lt;address&gt;,&lt;abbr&gt;).</text:p>
        </text:list-item>
        <text:list-item>
          <text:p text:style-name="P20">Código (&lt;code&gt;,&lt;var&gt;,&lt;kbd&gt;,&lt;samp&gt;,&lt;pre&gt;).</text:p>
        </text:list-item>
        <text:list-item>
          <text:p text:style-name="P20">Inline, Internal, External.</text:p>
        </text:list-item>
      </text:list>
      <text:p text:style-name="P22"/>
      <text:p text:style-name="P6">Enlaces</text:p>
      <text:list xml:id="list120204616171084" text:continue-numbering="true" text:style-name="L1">
        <text:list-item>
          <text:p text:style-name="P20">Sintaxe.</text:p>
        </text:list-item>
        <text:list-item>
          <text:p text:style-name="P20">Rutas relativas/absolutas.</text:p>
        </text:list-item>
        <text:list-item>
          <text:p text:style-name="P20">Pseudoclases (hover, visited,...).</text:p>
        </text:list-item>
        <text:list-item>
          <text:p text:style-name="P20">Obxectivos (target).</text:p>
        </text:list-item>
        <text:list-item>
          <text:p text:style-name="P20">Enlaces internos (#, id).</text:p>
        </text:list-item>
      </text:list>
      <text:p text:style-name="P22"/>
      <text:p text:style-name="P7">Imaxes</text:p>
      <text:list xml:id="list120204619170988" text:continue-numbering="true" text:style-name="L1">
        <text:list-item>
          <text:p text:style-name="P21">Sintaxe.</text:p>
        </text:list-item>
        <text:list-item>
          <text:p text:style-name="P21"><text:span text:style-name="T3">Atributos</text:span>.</text:p>
        </text:list-item>
        <text:list-item>
          <text:p text:style-name="P21">Rutas relativas/absolutas.</text:p>
        </text:list-item>
        <text:list-item>
          <text:p text:style-name="P23">Tamaño (width/height).</text:p>
        </text:list-item>
      </text:list>
      <text:p text:style-name="P24"/>
      <text:p text:style-name="P7">Táboas</text:p>
      <text:list xml:id="list120204622145123" text:continue-numbering="true" text:style-name="L1">
        <text:list-item>
          <text:p text:style-name="P21"><text:span text:style-name="T3">Creación e maquetación</text:span>.</text:p>
        </text:list-item>
        <text:list-item>
          <text:p text:style-name="P23">Encabezados (&lt;th&gt;).</text:p>
        </text:list-item>
        <text:list-item>
          <text:p text:style-name="P21"><text:span text:style-name="T3">Border collapse</text:span>.</text:p>
        </text:list-item>
        <text:list-item>
          <text:p text:style-name="P25">Expansión (rowspan/colspan).</text:p>
        </text:list-item>
      </text:list>
      <text:p text:style-name="P8"><text:soft-page-break/>Listas</text:p>
      <text:list xml:id="list120204625147878" text:continue-numbering="true" text:style-name="L1">
        <text:list-item>
          <text:p text:style-name="P26">Ordeadas (&lt;ol&gt;).</text:p>
        </text:list-item>
        <text:list-item>
          <text:p text:style-name="P26">Desordeadas (&lt;ul&gt;).</text:p>
        </text:list-item>
        <text:list-item>
          <text:p text:style-name="P26">De definición (&lt;dl&gt;).</text:p>
        </text:list-item>
        <text:list-item>
          <text:p text:style-name="P28">Estilos.</text:p>
        </text:list-item>
        <text:list-item>
          <text:p text:style-name="P28">Listas dentro de listas.</text:p>
        </text:list-item>
      </text:list>
      <text:p text:style-name="P30"/>
      <text:p text:style-name="P9">Elementos de bloque e de liña</text:p>
      <text:list xml:id="list120204630152283" text:continue-numbering="true" text:style-name="L1">
        <text:list-item>
          <text:p text:style-name="P28">&lt;div&gt;.</text:p>
        </text:list-item>
        <text:list-item>
          <text:p text:style-name="P28">&lt;span&gt;.</text:p>
        </text:list-item>
      </text:list>
      <text:p text:style-name="P30"/>
      <text:p text:style-name="P10">Formularios</text:p>
      <text:list xml:id="list120204632163188" text:continue-numbering="true" text:style-name="L1">
        <text:list-item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1:41:57.032000000</meta:creation-date>
    <dc:date>2014-10-21T12:02:04.407000000</dc:date>
    <meta:editing-duration>PT20M2S</meta:editing-duration>
    <meta:editing-cycles>13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53" meta:word-count="142" meta:character-count="960" meta:non-whitespace-character-count="912"/>
  </office:meta>
</office:document-meta>
</file>